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Helvetica" svg:font-family="Helvetica"/>
    <style:font-face style:name="Times" svg:font-family="Times"/>
    <style:font-face style:name="DejaVu Sans" svg:font-family="'DejaVu Sans'" style:font-family-generic="system" style:font-pitch="variable"/>
  </office:font-face-decls>
  <office:automatic-styles>
    <style:style style:name="P1" style:family="paragraph" style:parent-style-name="Standard">
      <style:text-properties fo:font-size="12pt" style:font-size-asian="12pt" style:font-size-complex="12pt"/>
    </style:style>
    <style:style style:name="P2" style:family="paragraph" style:parent-style-name="Standard">
      <style:text-properties fo:font-size="12pt" style:font-size-asian="12pt" style:font-size-complex="12pt"/>
    </style:style>
    <style:style style:name="P3" style:family="paragraph" style:parent-style-name="Standard">
      <style:paragraph-properties fo:text-align="center" style:justify-single-word="false"/>
      <style:text-properties fo:font-size="16pt" style:font-size-asian="16pt" style:font-size-complex="16pt"/>
    </style:style>
    <style:style style:name="T1" style:family="text">
      <style:text-properties fo:font-style="italic" style:font-style-asian="italic" style:font-style-complex="itali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Creating a component plugin for GCE</text:p>
      <text:p text:style-name="P1"/>
      <text:p text:style-name="P1"><text:tab/>A plugin usually consists of three source files, in this document we will be looking at extracts from the encapsulation of the gcn::Icon component, but there is no reason <text:s/>you can't wrap any component that extends gcn::Widget. <text:s/>(Widgets that can have children widgets should extend gcn::Container or gcn::BasicContainer)</text:p>
      <text:p text:style-name="P1"/>
      <text:p text:style-name="P1"><text:tab/>gceicon.cpp<text:tab/><text:tab/>extends Icon so its editor aware </text:p>
      <text:p text:style-name="P1"><text:tab/>gceicon.hpp<text:tab/><text:tab/>declares the gceIcon class</text:p>
      <text:p text:style-name="P1"><text:tab/>gceiconplug.cpp<text:tab/>deals with the plugin infrastructure </text:p>
      <text:p text:style-name="P1"/>
      <text:p text:style-name="P1"><text:tab/>There's only a few points to mention with the implementation of the icon class, the constructor should call its child constructor ( : gcn::Button(image) ) and then add the editors global mouselistener (MListener defined in mouselistener.hpp)</text:p>
      <text:p text:style-name="P1"><text:tab/>The overloaded draw method should first call its parent's draw method and then if its the editors current widget, draw movement and resizing handles (preferably red with 50% alpha)</text:p>
      <text:p text:style-name="P1"><text:tab/>If your making a custom widget while you can put the implementation in source the plugin uses for the widgets implementation you should still uses a separate class and overload the draw method for the editor. ie gcn::Icon becomes gceIcon </text:p>
      <text:p text:style-name="P1"/>
      <text:p text:style-name="P1"><text:tab/>The real guts of the plugin is in gceiconplug.cpp The plugin is responsible for its own actionlistener which looks after creating an instance of the component in the editor and also for updating the instance from its extended property sheet (properties not included in gcn:Widget)</text:p>
      <text:p text:style-name="P1"/>
      <text:p text:style-name="P1">the plugin <text:span text:style-name="T1">must</text:span> provide the following functions</text:p>
      <text:p text:style-name="P1"/>
      <text:p text:style-name="P1"><text:tab/>gcn::Button*<text:tab/>initComponent()</text:p>
      <text:p text:style-name="P1"><text:tab/>gboolean<text:tab/>currentIsThisType() </text:p>
      <text:p text:style-name="P1"><text:tab/>void<text:tab/><text:tab/>updateExtendedProperties() </text:p>
      <text:p text:style-name="P1"><text:tab/>char*<text:tab/><text:tab/>componentName()</text:p>
      <text:p text:style-name="P1"><text:tab/>gboolean<text:tab/>canParent() <text:s/>(it this returns true, you must extend a container)</text:p>
      <text:p text:style-name="P1"><text:tab/>gceIcon<text:tab/>*newInstance() <text:s text:c="2"/>(return type should be whatever the plugin handles)</text:p>
      <text:p text:style-name="P1"><text:tab/>void<text:tab/><text:tab/>exportNodeExtended(TiXmlElement *node)</text:p>
      <text:p text:style-name="P1"><text:tab/>void<text:tab/><text:tab/>setExtendedFromNode(TiXmlElement *node)</text:p>
      <text:p text:style-name="P1"/>
      <text:p text:style-name="P1"/>
      <text:p text:style-name="P1"><text:tab/><text:span text:style-name="T1">initComponent</text:span> returns a button that the editor positions, it uses the button to add a component instance, additionally it also creates its own container that is uses for the widgets extended properties.</text:p>
      <text:p text:style-name="P1"/>
      <text:p text:style-name="P1"><text:tab/><text:span text:style-name="T1">currentIsThisType</text:span> is a very simple function to see if the editors currentWidget pointer has the same typeid as the widget ( typeid(gceIcon) )</text:p>
      <text:p text:style-name="P1"/>
      <text:p text:style-name="P1"><text:soft-page-break/><text:tab/><text:span text:style-name="T1">updateExtendedProperties</text:span> first checks to see if it needs to swap out the extended properties sheet (the editor might be showing a sheet from another type of plugin) <text:s/>It then updates the extended properties sheet from the widgets properties.</text:p>
      <text:p text:style-name="P1"/>
      <text:p text:style-name="P1"><text:tab/><text:span text:style-name="T1">componentName</text:span> returns the name of the type not the instance! it's used to identify which plugin to use when creating a widget from a xml node with a particular type attribute, it should supply the name of the widget name that's been extended as the editor plugin should only add editor specific abilities <text:s/>ie &lt;widget type=”gcn::Icon” ......</text:p>
      <text:p text:style-name="P1"/>
      <text:p text:style-name="P1"><text:tab/><text:span text:style-name="T1">canParent</text:span> returns true if this component can have children widgets, remember to extend a container if you want to be able to parent children</text:p>
      <text:p text:style-name="P1"/>
      <text:p text:style-name="P1"><text:tab/><text:span text:style-name="T1">newInstance</text:span> When the loader wants a new widget it uses this routine which is simpler than in the action listener, all it does is return an instance that's been stripped of default mouse listeners and has had the editors mouse listener added.</text:p>
      <text:p text:style-name="P1"/>
      <text:p text:style-name="P1"><text:tab/><text:span text:style-name="T1">exportNodeExtended</text:span> this adds the widgets “extended” property values to a xml node</text:p>
      <text:p text:style-name="P1"/>
      <text:p text:style-name="P1"><text:tab/> <text:span text:style-name="T1">setExtendedFromNode</text:span> When the loader make a new widget it sets the standard properties from the xml nodes attributes, however the plugin is responsible for setting the extended properties</text:p>
      <text:p text:style-name="P1"/>
      <text:p text:style-name="P1"/>
      <text:p text:style-name="P1"/>
      <text:p text:style-name="P3">About “loader” plugins</text:p>
      <text:p text:style-name="P1"/>
      <text:p text:style-name="P1"><text:s/>Because the editor plugins are so dependent on the editor, each widget has a separate plugin that is used when a gui is loaded into a standalone application. <text:s/>The runtime plugins are almost identical to each other and very stripped down versions of the more complex editor plugins, as a result I shan't spoil you fun trying to figure out write one, don't worry they are really very simple......</text:p>
      <text:p text:style-name="P1"/>
      <text:p text:style-name="P1"/>
      <text:p text:style-name="P1"><text:tab/>gboolean canParent()</text:p>
      <text:p text:style-name="P1"><text:tab/>gcn::Widget *newInstance()</text:p>
      <text:p text:style-name="P1"><text:tab/>void setExtendedFromNode(TiXmlElement *node, gcn::Widget *currentWidget)</text:p>
      <text:p text:style-name="P1"><text:tab/>const char* componentName()</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Helvetica" svg:font-family="Helvetica"/>
    <style:font-face style:name="Times" svg:font-family="Times"/>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fo:font-size="12pt" fo:language="en" fo:country="GB"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Helvetica" fo:font-size="14pt" style:font-name-asian="DejaVu Sans" style:font-size-asian="14pt" style:font-name-complex="DejaVu Sans" style:font-size-complex="14pt"/>
    </style:style>
    <style:style style:name="List" style:family="paragraph" style:parent-style-name="Text_20_body" style:class="list">
      <style:text-properties style:font-name="Times" style:font-size-asian="12pt"/>
    </style:style>
    <style:style style:name="Caption" style:family="paragraph" style:parent-style-name="Standard" style:class="extra">
      <style:paragraph-properties fo:margin-top="0.212cm" fo:margin-bottom="0.212cm" text:number-lines="false" text:line-number="0"/>
      <style:text-properties style:font-name="Tim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quare-mode="true"/>
    </style:default-page-layout>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meta:creation-date>2007-09-23T13:15:32</meta:creation-date>
    <dc:date>2007-10-12T06:32:20</dc:date>
    <meta:editing-cycles>7</meta:editing-cycles>
    <meta:editing-duration>PT1H5M54S</meta:editing-duration>
    <meta:user-defined meta:name="Info 1"/>
    <meta:user-defined meta:name="Info 2"/>
    <meta:user-defined meta:name="Info 3"/>
    <meta:user-defined meta:name="Info 4"/>
    <meta:document-statistic meta:table-count="0" meta:image-count="0" meta:object-count="0" meta:page-count="2" meta:paragraph-count="32" meta:word-count="615" meta:character-count="3991"/>
  </office:meta>
</office:document-meta>
</file>